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="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e0c2cd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63cm" svg:height="3.175cm" svg:x="10.502cm" svg:y="7.112cm">
          <text:p text:style-name="P1">BE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3" draw:layer="layout" draw:type="line" svg:x1="13.965cm" svg:y1="8.7cm" svg:x2="18.06cm" svg:y2="8.646cm" draw:start-shape="id1" draw:start-glue-point="10" draw:end-shape="id2" draw:end-glue-point="6" svg:d="M13965 8700l4095-54" svg:viewBox="0 0 4096 55">
          <text:p/>
        </draw:connector>
        <draw:frame draw:style-name="gr3" draw:text-style-name="P4" draw:layer="layout" svg:width="2.45cm" svg:height="0.958cm" svg:x="13.995cm" svg:y="8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xml:id="id4" draw:id="id4" draw:layer="layout" svg:width="1.944cm" svg:height="0.896cm" svg:x="5.969cm" svg:y="9.6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xml:id="id3" draw:id="id3" draw:layer="layout" svg:width="0.671cm" svg:height="0.688cm" svg:x="7.035cm" svg:y="8.3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" draw:text-style-name="P5" xml:id="id2" draw:id="id2" draw:layer="layout" svg:width="3.463cm" svg:height="3.175cm" svg:x="18.06cm" svg:y="7.058cm">
          <text:p text:style-name="P1">Los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3" draw:layer="layout" svg:x1="18.046cm" svg:y1="8.074cm" svg:x2="7.632cm" svg:y2="8.074cm">
          <text:p/>
        </draw:line>
        <draw:frame draw:style-name="gr3" draw:text-style-name="P4" draw:layer="layout" svg:width="2.431cm" svg:height="1.666cm" svg:x="13.818cm" svg:y="6.2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4" draw:layer="layout" svg:width="1.334cm" svg:height="1.497cm" svg:x="8.965cm" svg:y="6.29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2" draw:text-style-name="P3" draw:layer="layout" draw:type="line" svg:x1="7.706cm" svg:y1="8.699cm" svg:x2="10.502cm" svg:y2="8.7cm" draw:start-shape="id3" draw:start-glue-point="1" draw:end-shape="id1" draw:end-glue-point="6" svg:d="M7706 8699l2796 1" svg:viewBox="0 0 2797 2">
          <text:p/>
        </draw:connector>
        <draw:connector draw:style-name="gr2" draw:text-style-name="P3" draw:layer="layout" svg:x1="7.913cm" svg:y1="10.093cm" svg:x2="10.502cm" svg:y2="8.7cm" draw:start-shape="id4" draw:start-glue-point="1" draw:end-shape="id1" draw:end-glue-point="6" svg:d="M7913 10093h1294v-1393h1295" svg:viewBox="0 0 2590 13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2T00:31:55.695388862</dc:date>
    <meta:editing-duration>PT1H57M17S</meta:editing-duration>
    <meta:editing-cycles>22</meta:editing-cycles>
    <meta:generator>LibreOffice/6.4.7.2$Linux_X86_64 LibreOffice_project/4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over accent="true">
          <mi>O</mi>
          <mo stretchy="false">^</mo>
        </mover>
        <msub>
          <mrow>
            <mo fence="true" stretchy="false">(</mo>
            <mrow>
              <mi>R</mi>
            </mrow>
            <mo fence="true" stretchy="false">)</mo>
          </mrow>
          <mi>T</mi>
        </msub>
      </mrow>
    </mfrac>
    <annotation encoding="StarMath 5.0">{ partial L}  over { partial hat O( R ) _{T}} 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